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9410a" officeooo:paragraph-rsid="0009410a"/>
    </style:style>
    <style:style style:name="P2" style:family="paragraph" style:parent-style-name="Standard">
      <style:text-properties fo:font-variant="normal" fo:text-transform="none" fo:color="#d1d5db" loext:opacity="100%" style:font-name="S hne" fo:font-size="12pt" fo:letter-spacing="normal" fo:font-style="normal" fo:font-weight="normal" officeooo:paragraph-rsid="0009410a"/>
    </style:style>
    <style:style style:name="P3" style:family="paragraph" style:parent-style-name="Standard">
      <style:text-properties officeooo:paragraph-rsid="0009410a"/>
    </style:style>
    <style:style style:name="P4" style:family="paragraph" style:parent-style-name="Standard">
      <style:text-properties officeooo:paragraph-rsid="000ab39c"/>
    </style:style>
    <style:style style:name="P5" style:family="paragraph" style:parent-style-name="Standard">
      <style:text-properties officeooo:rsid="000ab39c" officeooo:paragraph-rsid="000ab39c"/>
    </style:style>
    <style:style style:name="T1" style:family="text">
      <style:text-properties officeooo:rsid="0009410a"/>
    </style:style>
    <style:style style:name="T2" style:family="text">
      <style:text-properties officeooo:rsid="000ab39c"/>
    </style:style>
    <style:style style:name="T3" style:family="text">
      <style:text-properties officeooo:rsid="000b8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A and Data Cleaning Process</text:p>
      <text:p text:style-name="P1"/>
      <text:p text:style-name="P1">There was to files to analyze and one was csv format and other was excel format. I converted the excel format to csv using libre office. Then imported the csv files and did initial analysis. Used info() and describe() to know more about the data.</text:p>
      <text:p text:style-name="P1">One data frame has around 70k rows and 3 columns and other had 200k rows and 8 columns.</text:p>
      <text:p text:style-name="P4"><text:span text:style-name="T1">Then i checked if they had Null values using df.isnull().sum() , then checked they had NaN values using df.isna().sum(), then for duplicates using df.duplicated().unique() and one dataframe had duplicates so i removed the duplicates using df.drop_duplicates(). You can find the duplicate columns using df[df.duplicated()]. Then one dataframe had a column DATE and the value it had was ‘43603’ so i had no idea how to tackle this problem so i asked chatgpt for help and i told me “ </text:span>The numbers you've provided appear to be in the Excel serial date format, which represents dates as the number of days since a base date. “ <text:span text:style-name="T2">used this code of line to convert the </text:span></text:p>
      <text:p text:style-name="Standard">base_date = pd.to_datetime("1900-01-01")</text:p>
      <text:p text:style-name="Standard"><text:span text:style-name="T2">df</text:span>['<text:span text:style-name="T2">Date</text:span>'] = base_date + pd.to_timedelta(<text:span text:style-name="T2">df</text:span>['<text:span text:style-name="T2">Date</text:span>'], unit='D') .</text:p>
      <text:p text:style-name="P5">Then checked <text:s/>all the columns datatype <text:s/>and Date columns dataype changed to Datetime during conversion so there was no need to change any data types of the columns of both data frames.<text:line-break/><text:span text:style-name="T3">No columns were dropped.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7:04:00.699368432</meta:creation-date>
    <dc:date>2023-10-09T19:32:40.671797583</dc:date>
    <meta:editing-duration>PT16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27" meta:character-count="1334" meta:non-whitespace-character-count="1111"/>
  </office:meta>
</office:document-meta>
</file>